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Обычный">
        <draw:frame draw:style-name="gr1" draw:layer="layout" svg:width="14.443cm" svg:height="8.978cm" svg:x="2.658cm" svg:y="0.60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0.094cm" fo:margin-left="2.161cm" fo:margin-right="3.52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04:41:08</meta:creation-date>
    <dc:date>2011-05-19T04:56:29</dc:date>
    <dc:creator>alexander </dc:creator>
    <meta:editing-duration>PT1S</meta:editing-duration>
    <meta:editing-cycles>1</meta:editing-cycles>
    <meta:document-statistic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44cm" svg:height="8.979cm" xlink:href="." xlink:type="simple" chart:class="chart:line" chart:style-name="ch1">
        <chart:legend chart:legend-position="end" svg:x="10.73cm" svg:y="3.659cm" chart:style-name="ch2"/>
        <chart:plot-area chart:style-name="ch3" chart:data-source-has-labels="both" svg:x="1.712cm" svg:y="0.851cm" svg:width="8.262cm" svg:height="6.555cm">
          <chartooo:coordinate-region svg:x="2.73cm" svg:y="1.17cm" svg:width="6.925cm" svg:height="5.351cm"/>
          <chart:axis chart:dimension="x" chart:name="primary-x" chart:style-name="ch4">
            <chart:title svg:x="1.891cm" svg:y="7.586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513cm" chart:style-name="ch6">
              <text:p>time ratio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